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="Arrowheads_20_1" draw:marker-start-width="0.352cm" draw:marker-end="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2.07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fo:min-height="14.016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6pt" style:font-size-asian="28pt" style:font-size-complex="28pt"/>
    </style:style>
    <style:style style:name="P4" style:family="paragraph">
      <style:text-properties fo:font-size="1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4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.2cm" fo:margin-right="0cm" fo:text-indent="-0.9cm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8pt" style:font-size-complex="28pt"/>
    </style:style>
    <style:style style:name="T3" style:family="text">
      <style:text-properties fo:color="#ffff00" fo:font-size="26pt" style:font-size-asian="28pt" style:font-size-complex="28pt"/>
    </style:style>
    <style:style style:name="T4" style:family="text">
      <style:text-properties fo:color="#ff9966" fo:font-size="20pt" fo:font-weight="bold" style:font-size-asian="22pt" style:font-weight-asian="bold" style:font-size-complex="22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3ff23" fo:font-size="26pt" style:font-size-asian="26pt" style:font-size-complex="26pt"/>
    </style:style>
    <style:style style:name="T7" style:family="text">
      <style:text-properties fo:color="#ffff00" fo:font-size="26pt" style:font-size-asian="26pt" style:font-size-complex="26pt"/>
    </style:style>
    <style:style style:name="T8" style:family="text">
      <style:text-properties fo:font-size="24pt" style:font-size-asian="26pt" style:font-size-complex="26pt"/>
    </style:style>
    <style:style style:name="T9" style:family="text">
      <style:text-properties fo:color="#ffff00" fo:font-size="24pt" style:font-size-asian="26pt" style:font-size-complex="26pt"/>
    </style:style>
    <style:style style:name="T10" style:family="text">
      <style:text-properties fo:color="#23ff23" fo:font-size="24pt" style:font-size-asian="26pt" style:font-size-complex="26pt"/>
    </style:style>
    <style:style style:name="T11" style:family="text">
      <style:text-properties fo:font-size="24pt" fo:font-weight="bold" style:font-size-asian="26pt" style:font-weight-asian="bold" style:font-size-complex="26pt" style:font-weight-complex="bold"/>
    </style:style>
    <style:style style:name="T12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ff00"/>
    </style:style>
    <style:style style:name="T16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23ff23"/>
    </style:style>
    <style:style style:name="T18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23ff23" fo:font-weight="bold" style:font-weight-asian="bold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ffffff"/>
    </style:style>
    <style:style style:name="T22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wing menus</presentation:footer-decl>
      <presentation:footer-decl presentation:name="ftr2">CMPTxxxx</presentation:footer-decl>
      <presentation:date-time-decl presentation:name="dtd1" presentation:source="fixed">15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wing: Menus, Window Even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5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3: <text:span text:style-name="T1">20pts, 12min</text:span></text:p>
          </draw:text-box>
        </draw:frame>
        <draw:frame presentation:style-name="pr5" draw:text-style-name="P3" draw:id="id4" draw:layer="layout" svg:width="25.199cm" svg:height="15.713cm" svg:x="1.4cm" svg:y="4.207cm" presentation:class="outline" presentation:user-transformed="true">
          <draw:text-box>
            <text:list text:style-name="L2">
              <text:list-item>
                <text:p><text:span text:style-name="T2">In Java, what does </text:span><text:span text:style-name="T3">final</text:span><text:span text:style-name="T2"> mean when applied to:</text:span><text:span text:style-name="T2"><text:tab/></text:span><text:span text:style-name="T2"><text:tab/></text:span><text:span text:style-name="T4">[4]</text:span></text:p>
                <text:list>
                  <text:list-item>
                    <text:p><text:span text:style-name="T5">(a) </text:span><text:span text:style-name="T6">attributes</text:span><text:span text:style-name="T5">, (b) </text:span><text:span text:style-name="T6">methods</text:span><text:span text:style-name="T5">, (c) </text:span><text:span text:style-name="T6">classes</text:span><text:span text:style-name="T5">?</text:span></text:p>
                  </text:list-item>
                </text:list>
              </text:list-item>
              <text:list-item>
                <text:p><text:span text:style-name="T2">Describe and contrast </text:span><text:span text:style-name="T3">abstract superclasses</text:span><text:span text:style-name="T2"> vs. </text:span><text:span text:style-name="T3">interfaces</text:span><text:span text:style-name="T2">. <text:s/>Describe an example of each.</text:span><text:span text:style-name="T2"><text:tab/></text:span><text:span text:style-name="T2"><text:tab/></text:span><text:span text:style-name="T2"><text:tab/></text:span><text:span text:style-name="T4">[6]</text:span></text:p>
              </text:list-item>
              <text:list-item>
                <text:p><text:span text:style-name="T2">Interpret the following set of statements into</text:span><text:span text:style-name="T2"><text:line-break/></text:span><text:span text:style-name="T3">class diagrams </text:span><text:span text:style-name="T2">and into Java </text:span><text:span text:style-name="T3">declarations</text:span><text:span text:style-name="T2">:</text:span><text:span text:style-name="T2"><text:tab/></text:span><text:span text:style-name="T2"><text:tab/></text:span><text:span text:style-name="T4">[10]</text:span></text:p>
                <text:list>
                  <text:list-item>
                    <text:p><text:span text:style-name="T5">Every </text:span><text:span text:style-name="T6">order</text:span><text:span text:style-name="T5"> has a </text:span><text:span text:style-name="T6">customer</text:span><text:span text:style-name="T5">, a </text:span><text:span text:style-name="T6">product</text:span><text:span text:style-name="T5">,</text:span><text:span text:style-name="T5"><text:line-break/></text:span><text:span text:style-name="T5">and a </text:span><text:span text:style-name="T6">payment</text:span><text:span text:style-name="T5">.</text:span></text:p>
                  </text:list-item>
                  <text:list-item>
                    <text:p><text:span text:style-name="T5">There are two kinds of </text:span><text:span text:style-name="T6">payment</text:span><text:span text:style-name="T5">:</text:span><text:span text:style-name="T5"><text:line-break/></text:span><text:span text:style-name="T5"> </text:span><text:span text:style-name="T6">credit card</text:span><text:span text:style-name="T5"> and </text:span><text:span text:style-name="T6">cash</text:span><text:span text:style-name="T5">.</text:span></text:p>
                  </text:list-item>
                  <text:list-item>
                    <text:p><text:span text:style-name="T5">All </text:span><text:span text:style-name="T6">payments</text:span><text:span text:style-name="T5"> have an </text:span><text:span text:style-name="T6">amount</text:span><text:span text:style-name="T5">.</text:span></text:p>
                  </text:list-item>
                  <text:list-item>
                    <text:p><text:span text:style-name="T5">Every </text:span><text:span text:style-name="T6">order</text:span><text:span text:style-name="T5"> knows how to </text:span><text:span text:style-name="T6">fill</text:span><text:span text:style-name="T5"> itself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3: <text:span text:style-name="T1">answers #1</text:span></text:p>
          </draw:text-box>
        </draw:frame>
        <draw:frame presentation:style-name="pr5" draw:text-style-name="P3" draw:layer="layout" svg:width="25.199cm" svg:height="14.016cm" svg:x="1.4cm" svg:y="4.207cm" presentation:class="outline" presentation:user-transformed="true">
          <draw:text-box>
            <text:list text:style-name="L2">
              <text:list-item>
                <text:p text:id="id5"><text:span text:style-name="T2">In Java, what does </text:span><text:span text:style-name="T3">final</text:span><text:span text:style-name="T2"> mean when applied to:</text:span><text:span text:style-name="T2"><text:tab/></text:span><text:span text:style-name="T2"><text:tab/></text:span><text:span text:style-name="T4">[4]</text:span></text:p>
                <text:list>
                  <text:list-item>
                    <text:p text:id="id6"><text:span text:style-name="T5">(a) </text:span><text:span text:style-name="T6">attributes: </text:span></text:p>
                  </text:list-item>
                  <text:list-item>
                    <text:p text:id="id7"><text:span text:style-name="T7">constant</text:span><text:span text:style-name="T5">: can't change value</text:span></text:p>
                  </text:list-item>
                  <text:list-item>
                    <text:p text:id="id8"><text:span text:style-name="T5">(b) </text:span><text:span text:style-name="T6">methods</text:span><text:span text:style-name="T5">:</text:span></text:p>
                  </text:list-item>
                  <text:list-item>
                    <text:p text:id="id9"><text:span text:style-name="T5">subclasses cannot </text:span><text:span text:style-name="T7">override</text:span><text:span text:style-name="T5">/redefine</text:span></text:p>
                  </text:list-item>
                  <text:list-item>
                    <text:p text:id="id10"><text:span text:style-name="T5">(c) </text:span><text:span text:style-name="T6">classes</text:span><text:span text:style-name="T5">:</text:span></text:p>
                  </text:list-item>
                  <text:list-item>
                    <text:p text:id="id11"><text:span text:style-name="T5">cannot inherit / create </text:span><text:span text:style-name="T7">subcla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3: <text:span text:style-name="T1">answers #2</text:span></text:p>
          </draw:text-box>
        </draw:frame>
        <draw:frame presentation:style-name="pr5" draw:text-style-name="P3" draw:layer="layout" svg:width="25.199cm" svg:height="14.016cm" svg:x="1.4cm" svg:y="4.207cm" presentation:class="outline" presentation:user-transformed="true">
          <draw:text-box>
            <text:list text:style-name="L2">
              <text:list-item>
                <text:p text:id="id12"><text:span text:style-name="T2">Describe and contrast </text:span><text:span text:style-name="T3">abstract superclasses</text:span><text:span text:style-name="T2"> vs. </text:span><text:span text:style-name="T3">interfaces</text:span><text:span text:style-name="T2">. <text:s/>Describe an example of each.</text:span><text:span text:style-name="T2"><text:tab/></text:span><text:span text:style-name="T2"><text:tab/></text:span><text:span text:style-name="T2"><text:tab/></text:span><text:span text:style-name="T4">[6]</text:span></text:p>
                <text:list>
                  <text:list-item>
                    <text:p text:id="id13"><text:span text:style-name="T6">Superclass</text:span><text:span text:style-name="T5">: defines </text:span><text:span text:style-name="T7">identity</text:span><text:span text:style-name="T5">:</text:span><text:span text:style-name="T5"><text:line-break/></text:span><text:span text:style-name="T5">what </text:span><text:span text:style-name="T7">kind</text:span><text:span text:style-name="T5"> of object it is</text:span></text:p>
                  </text:list-item>
                  <text:list-item>
                    <text:p text:id="id14"><text:span text:style-name="T5">e.g., </text:span><text:span text:style-name="T6">Histogram</text:span><text:span text:style-name="T5"> </text:span><text:span text:style-name="T6">extends</text:span><text:span text:style-name="T5"> </text:span><text:span text:style-name="T6">JFrame</text:span><text:span text:style-name="T5">:</text:span><text:span text:style-name="T5"><text:line-break/></text:span><text:span text:style-name="T5">a </text:span><text:span text:style-name="T6">Histogram</text:span><text:span text:style-name="T5"> object is a </text:span><text:span text:style-name="T6">JFrame</text:span><text:span text:style-name="T5"> </text:span><text:span text:style-name="T7">window</text:span></text:p>
                  </text:list-item>
                  <text:list-item>
                    <text:p text:id="id15"><text:span text:style-name="T5">Java only allows </text:span><text:span text:style-name="T7">single</text:span><text:span text:style-name="T5"> inheritance</text:span></text:p>
                  </text:list-item>
                  <text:list-item>
                    <text:p text:id="id16"><text:span text:style-name="T6">Interface</text:span><text:span text:style-name="T5">: defines </text:span><text:span text:style-name="T7">capability</text:span><text:span text:style-name="T5">/functionality:</text:span><text:span text:style-name="T5"><text:line-break/></text:span><text:span text:style-name="T5">what it </text:span><text:span text:style-name="T7">knows</text:span><text:span text:style-name="T5"> how to do</text:span></text:p>
                  </text:list-item>
                  <text:list-item>
                    <text:p text:id="id17"><text:span text:style-name="T5">e.g., </text:span><text:span text:style-name="T6">Histogram implements ActionListener</text:span><text:span text:style-name="T5">:</text:span><text:span text:style-name="T5"><text:line-break/></text:span><text:span text:style-name="T5">knows how to </text:span><text:span text:style-name="T7">handle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3: <text:span text:style-name="T1">answers #3</text:span></text:p>
          </draw:text-box>
        </draw:frame>
        <draw:frame presentation:style-name="pr5" draw:text-style-name="P3" draw:layer="layout" svg:width="25.199cm" svg:height="14.016cm" svg:x="1.4cm" svg:y="4.207cm" presentation:class="outline" presentation:user-transformed="true">
          <draw:text-box>
            <text:list text:style-name="L2">
              <text:list-item>
                <text:p><text:span text:style-name="T2">Interpret the following set of statements into</text:span><text:span text:style-name="T2"><text:line-break/></text:span><text:span text:style-name="T3">class diagrams </text:span><text:span text:style-name="T2">and into Java </text:span><text:span text:style-name="T3">declarations</text:span><text:span text:style-name="T2">:</text:span><text:span text:style-name="T2"><text:tab/></text:span><text:span text:style-name="T2"><text:tab/></text:span><text:span text:style-name="T4">[10]</text:span></text:p>
                <text:list>
                  <text:list-item>
                    <text:p text:id="id18"><text:span text:style-name="T5">Every </text:span><text:span text:style-name="T6">order</text:span><text:span text:style-name="T5"> has a </text:span><text:span text:style-name="T6">customer</text:span><text:span text:style-name="T5">, a </text:span><text:span text:style-name="T6">product</text:span><text:span text:style-name="T5">,</text:span><text:span text:style-name="T5"><text:line-break/></text:span><text:span text:style-name="T5">and a </text:span><text:span text:style-name="T6">payment</text:span><text:span text:style-name="T5">.</text:span></text:p>
                  </text:list-item>
                  <text:list-item>
                    <text:p text:id="id19"><text:span text:style-name="T5">There are two kinds of </text:span><text:span text:style-name="T6">payment</text:span><text:span text:style-name="T5">:</text:span><text:span text:style-name="T5"><text:line-break/></text:span><text:span text:style-name="T5"> </text:span><text:span text:style-name="T6">credit card</text:span><text:span text:style-name="T5"> and </text:span><text:span text:style-name="T6">cash</text:span><text:span text:style-name="T5">.</text:span></text:p>
                  </text:list-item>
                  <text:list-item>
                    <text:p text:id="id20"><text:span text:style-name="T5">All </text:span><text:span text:style-name="T6">payments</text:span><text:span text:style-name="T5"> have an </text:span><text:span text:style-name="T6">amount</text:span><text:span text:style-name="T5">.</text:span></text:p>
                  </text:list-item>
                  <text:list-item>
                    <text:p text:id="id21"><text:span text:style-name="T5">Every </text:span><text:span text:style-name="T6">order</text:span><text:span text:style-name="T5"> knows how to </text:span><text:span text:style-name="T6">fill</text:span><text:span text:style-name="T5"> itself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3: <text:span text:style-name="T1">answers #3, cont</text:span></text:p>
          </draw:text-box>
        </draw:frame>
        <draw:frame presentation:style-name="pr7" draw:text-style-name="P6" draw:id="id22" draw:layer="layout" svg:width="22.027cm" svg:height="13.677cm" svg:x="0.7cm" svg:y="5.75cm" presentation:class="outline" presentation:user-transformed="true">
          <draw:text-box>
            <text:list text:style-name="L2">
              <text:list-item>
                <text:p text:style-name="P5"><text:span text:style-name="T8">class </text:span><text:span text:style-name="T9">Customer</text:span><text:span text:style-name="T8"> {}</text:span></text:p>
              </text:list-item>
              <text:list-item>
                <text:p text:style-name="P5"><text:span text:style-name="T8">class </text:span><text:span text:style-name="T9">Product</text:span><text:span text:style-name="T8"> {}</text:span></text:p>
              </text:list-item>
              <text:list-item>
                <text:p text:style-name="P5"><text:span text:style-name="T8">class </text:span><text:span text:style-name="T9">Payment</text:span><text:span text:style-name="T8"> { float </text:span><text:span text:style-name="T10">amount</text:span><text:span text:style-name="T8">; }</text:span></text:p>
              </text:list-item>
              <text:list-item>
                <text:p text:style-name="P5"><text:span text:style-name="T8">class </text:span><text:span text:style-name="T9">CreditPayment</text:span><text:span text:style-name="T8"> extends Payment {};</text:span></text:p>
              </text:list-item>
              <text:list-item>
                <text:p text:style-name="P5"><text:span text:style-name="T8">class </text:span><text:span text:style-name="T9">CashPayment</text:span><text:span text:style-name="T8"> extends Payment{};</text:span></text:p>
              </text:list-item>
              <text:list-item>
                <text:p text:style-name="P5"><text:span text:style-name="T8">class </text:span><text:span text:style-name="T9">Order</text:span><text:span text:style-name="T8"> {</text:span></text:p>
                <text:list>
                  <text:list-item>
                    <text:p><text:span text:style-name="T11">Customer </text:span><text:span text:style-name="T12">cust</text:span><text:span text:style-name="T11">;</text:span></text:p>
                  </text:list-item>
                  <text:list-item>
                    <text:p><text:span text:style-name="T11">Product </text:span><text:span text:style-name="T12">prod</text:span><text:span text:style-name="T11">;</text:span></text:p>
                  </text:list-item>
                  <text:list-item>
                    <text:p><text:span text:style-name="T11">Payment </text:span><text:span text:style-name="T12">pay</text:span><text:span text:style-name="T11">; </text:span></text:p>
                  </text:list-item>
                  <text:list-item>
                    <text:p><text:span text:style-name="T11">void </text:span><text:span text:style-name="T12">fill</text:span><text:span text:style-name="T11">() {}; }</text:span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3.969cm" svg:height="4.677cm" svg:x="23.314cm" svg:y="2.599cm">
          <text:p text:style-name="P7"><text:span text:style-name="T13">Order:</text:span></text:p>
          <text:p text:style-name="P7"><text:span text:style-name="T14">cust</text:span></text:p>
          <text:p text:style-name="P7"><text:span text:style-name="T14">prod</text:span></text:p>
          <text:p text:style-name="P7"><text:span text:style-name="T14">pay</text:span></text:p>
          <text:p text:style-name="P7"><text:span text:style-name="T14">fil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2" draw:layer="layout" svg:width="4.983cm" svg:height="3.046cm" svg:x="22.578cm" svg:y="9.963cm">
          <text:p text:style-name="P7"><text:span text:style-name="T13">Payment:</text:span></text:p>
          <text:p text:style-name="P7"><text:span text:style-name="T14">am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6.726cm" svg:height="2.095cm" svg:x="20.615cm" svg:y="16.812cm">
          <text:p text:style-name="P7"><text:span text:style-name="T13">CashPayment:</text:span></text:p>
          <text:p text:style-name="P7"><text:span text:style-name="T14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1" draw:layer="layout" svg:width="7.164cm" svg:height="2.095cm" svg:x="13.117cm" svg:y="16.67cm">
          <text:p text:style-name="P7"><text:span text:style-name="T13">CreditPayment:</text:span></text:p>
          <text:p text:style-name="P7"><text:span text:style-name="T14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5.368cm" svg:height="1.723cm" svg:x="13.925cm" svg:y="3.152cm">
          <text:p text:style-name="P7"><text:span text:style-name="T13">Customer:</text:span></text:p>
          <text:p text:style-name="P7"><text:span text:style-name="T14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5.368cm" svg:height="1.723cm" svg:x="13.925cm" svg:y="5.353cm">
          <text:p text:style-name="P7"><text:span text:style-name="T13">Product:</text:span></text:p>
          <text:p text:style-name="P7"><text:span text:style-name="T14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9.293cm" svg:y1="3.969cm" svg:x2="24.088cm" svg:y2="4.245cm">
          <text:p/>
        </draw:line>
        <draw:line draw:style-name="gr3" draw:text-style-name="P7" draw:layer="layout" svg:x1="19.403cm" svg:y1="6.064cm" svg:x2="24.089cm" svg:y2="4.945cm">
          <text:p/>
        </draw:line>
        <draw:path draw:style-name="gr3" draw:text-style-name="P7" draw:layer="layout" svg:width="4.003cm" svg:height="3.228cm" draw:transform="rotate (0.694117443518014) translate (20.4892765923314cm 7.77990290626336cm)" svg:viewBox="0 0 4004 3229" svg:d="m704 41403c0 0-1355-1963-306-2908s3606 495 3606 495">
          <text:p/>
        </draw:path>
        <draw:connector draw:style-name="gr4" draw:text-style-name="P7" draw:layer="layout" draw:type="lines" draw:line-skew="-1.069cm 1.377cm" svg:x1="16.699cm" svg:y1="16.67cm" svg:x2="25.069cm" svg:y2="13.009cm" draw:start-shape="id1" draw:start-glue-point="0" draw:end-shape="id2" draw:end-glue-point="2" svg:d="m16699 16670v-1621l8370-111v-1929">
          <text:p/>
        </draw:connector>
        <draw:connector draw:style-name="gr4" draw:text-style-name="P7" draw:layer="layout" draw:type="lines" draw:line-skew="-1.211cm 1.432cm" svg:x1="23.978cm" svg:y1="16.812cm" svg:x2="25.069cm" svg:y2="13.009cm" draw:start-shape="id3" draw:start-glue-point="0" draw:end-shape="id2" svg:d="m23978 16812v-1763l1091-56v-198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us: JMenuBar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 <text:span text:style-name="T15">JMenuBar</text:span> is a top-level <text:span text:style-name="T15">container</text:span> for menus:</text:p>
                <text:list>
                  <text:list-item>
                    <text:p><text:span text:style-name="T16">JMenuBar bar = new JMenuBar();</text:span></text:p>
                  </text:list-item>
                </text:list>
              </text:list-item>
              <text:list-item>
                <text:p>You can either <text:span text:style-name="T17">add()</text:span> it to the window and<text:line-break/>use the panel's regular <text:span text:style-name="T15">layout</text:span> manager:</text:p>
                <text:list>
                  <text:list-item>
                    <text:p><text:span text:style-name="T16">add( bar );</text:span><text:span text:style-name="T16"><text:tab/></text:span><text:span text:style-name="T16"><text:tab/></text:span><text:span text:style-name="T18">// in constructor of window</text:span></text:p>
                  </text:list-item>
                </text:list>
              </text:list-item>
              <text:list-item>
                <text:p>Or use the <text:span text:style-name="T17">JFrame</text:span>'s <text:span text:style-name="T15">setJMenuBar()</text:span> method to lay it out at the <text:span text:style-name="T15">top</text:span> of the window:</text:p>
                <text:list>
                  <text:list-item>
                    <text:p><text:span text:style-name="T16">setJMenuBar( bar );</text:span></text:p>
                  </text:list-item>
                </text:list>
              </text:list-item>
              <text:list-item>
                <text:p>You may have <text:span text:style-name="T15">multiple</text:span> menubars per window</text:p>
              </text:list-item>
              <text:list-item>
                <text:p>Each menubar may contain <text:span text:style-name="T15">menus</text:span> and <text:span text:style-name="T15">item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us: JMenu and JMenuItem</text:p>
          </draw:text-box>
        </draw:frame>
        <draw:frame presentation:style-name="pr5" draw:layer="layout" svg:width="25.199cm" svg:height="14.46cm" svg:x="1.4cm" svg:y="4.507cm" presentation:class="outline" presentation:user-transformed="true">
          <draw:text-box>
            <text:list text:style-name="L2">
              <text:list-item>
                <text:p>A <text:span text:style-name="T15">JMenu</text:span> represents one <text:span text:style-name="T15">menu</text:span> (e.g., “File”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JMenu fileMenu = new </text:span><text:span text:style-name="T20">JMenu</text:span><text:span text:style-name="T19">();</text:span></text:p>
                      </text:list-item>
                      <text:list-item>
                        <text:p><text:span text:style-name="T19">bar.</text:span><text:span text:style-name="T20">add</text:span><text:span text:style-name="T19">( fileMenu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ontains menu <text:span text:style-name="T21">items</text:span>: <text:span text:style-name="T15">JMenuItem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JMenuItem saveItem =</text:span><text:span text:style-name="T19"><text:line-break/></text:span><text:span text:style-name="T19">new </text:span><text:span text:style-name="T20">JMenuItem</text:span><text:span text:style-name="T19">( “Save” );</text:span></text:p>
                      </text:list-item>
                      <text:list-item>
                        <text:p><text:span text:style-name="T19">fileMenu.</text:span><text:span text:style-name="T20">add</text:span><text:span text:style-name="T19">( saveItem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ttach a <text:span text:style-name="T15">handler</text:span> to the menu item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saveItem.</text:span><text:span text:style-name="T20">addActionListener</text:span><text:span text:style-name="T19">( handler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7">JMenu</text:span> is itself a subclass of <text:span text:style-name="T17">JMenuItem</text:span>: <text:line-break/>allows <text:span text:style-name="T15">nested submenu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Window event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We have seen: <text:span text:style-name="T15">ActionEvent</text:span> (button, menu)</text:p>
                <text:list>
                  <text:list-item>
                    <text:p><text:span text:style-name="T21">also</text:span><text:span text:style-name="T15"> InputEvent </text:span>(KeyEvent, MouseEvent)</text:p>
                  </text:list-item>
                </text:list>
              </text:list-item>
              <text:list-item>
                <text:p text:style-name="P1"><text:span text:style-name="T21">A</text:span><text:span text:style-name="T15"> WindowEvent</text:span> is sent when the window interacts with the OS windowing system:</text:p>
                <text:list>
                  <text:list-item>
                    <text:p text:style-name="P1"><text:span text:style-name="T15">opening</text:span>, <text:span text:style-name="T15">closing</text:span>, <text:span text:style-name="T15">iconifying</text:span>, <text:span text:style-name="T15">activating</text:span></text:p>
                  </text:list-item>
                </text:list>
              </text:list-item>
              <text:list-item>
                <text:p text:style-name="P1">A JFrame can register a <text:span text:style-name="T15">window listener</text:span> to handle these events:</text:p>
                <text:list>
                  <text:list-item>
                    <text:list>
                      <text:list-item>
                        <text:p text:style-name="P1"><text:span text:style-name="T17">myJFrame.setWindowListener( winevents );</text:span></text:p>
                      </text:list-item>
                    </text:list>
                  </text:list-item>
                </text:list>
              </text:list-item>
              <text:list-item>
                <text:p text:style-name="P1">This handler must implement the <text:span text:style-name="T15">Window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Window listene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21">Implementing</text:span><text:span text:style-name="T15"> WindowListener</text:span> means providing:</text:p>
                <text:list>
                  <text:list-item>
                    <text:list>
                      <text:list-item>
                        <text:p text:style-name="P1"><text:span text:style-name="T22">class WinEvents implements WindowListener {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23">public void windowOpened( WindowEvent e );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"><text:span text:style-name="T22">Also windowClosing, windowClosed, windowIconified, <text:s/>windowDeiconified, windowActivated, windowDeactivate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5">Closing</text:span><text:span text:style-name="T21">: once the close button is clicked</text:span></text:p>
              </text:list-item>
              <text:list-item>
                <text:p text:style-name="P1"><text:span text:style-name="T15">Closed</text:span><text:span text:style-name="T21">: after the window is done</text:span></text:p>
              </text:list-item>
              <text:list-item>
                <text:p text:style-name="P1"><text:span text:style-name="T15">Activated</text:span><text:span text:style-name="T21">: usually when a window is clicked in</text:span></text:p>
                <text:list>
                  <text:list-item>
                    <text:p text:style-name="P1"><text:span text:style-name="T21">Only one window may be active at a ti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WindowAdapter class</text:p>
          </draw:text-box>
        </draw:frame>
        <draw:frame presentation:style-name="pr11" draw:text-style-name="P10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mplementing the <text:span text:style-name="T15">WindowListener</text:span> interface means needing to implement <text:span text:style-name="T15">all</text:span> its methods, even if you don't need them</text:p>
              </text:list-item>
              <text:list-item>
                <text:p text:style-name="P1"><text:span text:style-name="T15">WindowAdapter</text:span> is an <text:span text:style-name="T15">abstract superclass</text:span> that implements WindowListener and provides <text:span text:style-name="T15">default</text:span> blank bodies for the methods</text:p>
              </text:list-item>
              <text:list-item>
                <text:p text:style-name="P1"><text:span text:style-name="T15">Subclass</text:span> WindowAdapter and <text:span text:style-name="T15">override</text:span> just the ones you need:</text:p>
                <text:list>
                  <text:list-item>
                    <text:list>
                      <text:list-item>
                        <text:p text:style-name="P1"><text:span text:style-name="T17">class WinEvents extends WindowAdapter {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24">public void windowClosed( WindowEvent e ) {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15T15:53:32</dc:date>
    <meta:editing-cycles>26</meta:editing-cycles>
    <meta:editing-duration>PT25H45M30S</meta:editing-duration>
    <meta:document-statistic meta:object-count="212"/>
    <meta:user-defined meta:name="Info 1"/>
    <meta:user-defined meta:name="Info 2"/>
    <meta:user-defined meta:name="Info 3"/>
    <meta:user-defined meta:name="Info 4"/>
  </office:meta>
</office:document-meta>
</file>